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Lucida Grande" svg:font-family="'Lucida Grande', Helvetica, Verdana, 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2083in"/>
          <style:tab-stop style:position="0.6634in"/>
          <style:tab-stop style:position="1.6665in"/>
        </style:tab-stops>
      </style:paragraph-properties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0" style:family="paragraph" style:parent-style-name="Standard">
      <style:text-properties style:font-name="Times New Roman" fo:font-style="normal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tyle="italic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tyle="italic" style:text-underline-style="solid" style:text-underline-type="double" style:text-underline-width="auto" style:text-underline-color="font-color" style:font-style-asian="italic" style:font-style-complex="italic"/>
    </style:style>
    <style:style style:name="P15" style:family="paragraph" style:parent-style-name="Standard">
      <style:paragraph-properties>
        <style:tab-stops>
          <style:tab-stop style:position="0.2083in"/>
          <style:tab-stop style:position="0.6634in"/>
          <style:tab-stop style:position="1.6665in"/>
        </style:tab-stops>
      </style:paragraph-properties>
      <style:text-properties style:font-name="Times New Roman"/>
    </style:style>
    <style:style style:name="P16" style:family="paragraph" style:parent-style-name="Standard">
      <style:text-properties style:font-name="Times New Roman" fo:font-size="12pt" style:font-size-asian="12pt" style:font-size-complex="12pt"/>
    </style:style>
    <style:style style:name="P17" style:family="paragraph" style:parent-style-name="Standard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ỦY BAN NHÂN DÂN <text:tab/><text:tab/>CỘNG HÒA XÃ HỘI CHỦ NGHĨA VIỆT NAM </text:p>
      <text:p text:style-name="P6">TỈNH BÌNH DƯƠNG <text:tab/><text:tab/><text:tab/><text:tab/>Độc lập ­ Tự do ­ Hạnh Phúc </text:p>
      <text:p text:style-name="P6"/>
      <text:p text:style-name="P6"/>
      <text:p text:style-name="P6"><text:s/></text:p>
      <text:p text:style-name="P6"><text:s/></text:p>
      <text:p text:style-name="P7">GIẤY CHỨNG NHẬN ĐẦU TƯ ĐIỀU CHỈNH </text:p>
      <text:p text:style-name="P9"/>
      <text:p text:style-name="P11">Số: <text:placeholder text:placeholder-type="text">&lt;o.ma_so&gt;</text:placeholder></text:p>
      <text:p text:style-name="P13"/>
      <text:p text:style-name="P13">Chứng nhận lần đầu: ngày <text:placeholder text:placeholder-type="text">&lt;o.chung_nhan_lan_dau[8:10]&gt;</text:placeholder> tháng <text:placeholder text:placeholder-type="text">&lt;o.chung_nhan_lan_dau[5:7]&gt;</text:placeholder> năm <text:placeholder text:placeholder-type="text">&lt;o.chung_nhan_lan_dau[:4]&gt;</text:placeholder> </text:p>
      <text:p text:style-name="P13"/>
      <text:p text:style-name="P13"><text:placeholder text:placeholder-type="text-box">&lt;get_so_lan_thay_doi(o.id)&gt;</text:placeholder></text:p>
      <text:p text:style-name="P14"/>
      <text:p text:style-name="P3"><text:placeholder text:placeholder-type="text">&lt;for each="sequence,line in enumerate(get_can_cu_phap_ly(o.id))"&gt;</text:placeholder></text:p>
      <text:p text:style-name="P2"><text:placeholder text:placeholder-type="text">&lt;line.name&gt;</text:placeholder></text:p>
      <text:p text:style-name="P1"/>
      <text:p text:style-name="P16"><text:placeholder text:placeholder-type="text">&lt;/for&gt;</text:placeholder></text:p>
      <text:p text:style-name="P7">CHỦ TỊCH ỦY BAN NHÂN DÂN TỈNH BÌNH DƯƠNG </text:p>
      <text:p text:style-name="P7"/>
      <text:p text:style-name="P5">Chứng nhận nhà đầu tư: </text:p>
      <text:p text:style-name="P4"><text:placeholder text:placeholder-type="text">&lt;for each="sequence,line in enumerate(get_nha_dau_tu(o.id))"&gt;</text:placeholder></text:p>
      <text:p text:style-name="P12"><text:placeholder text:placeholder-type="text-box">&lt;line&gt;</text:placeholder></text:p>
      <text:p text:style-name="P18"><text:placeholder text:placeholder-type="text">&lt;/for&gt;</text:placeholder></text:p>
      <text:p text:style-name="P5">Đăng ký điều chỉnh Giấy chứng nhận đầu tư với nội dung sau: </text:p>
      <text:p text:style-name="P5"/>
      <text:p text:style-name="P8">Điều 1: Nội dung đăng ký kinh doanh: </text:p>
      <text:p text:style-name="P8"/>
      <text:p text:style-name="P5">­ Tên bằng tiếng Việt: <text:span text:style-name="T2"><text:placeholder text:placeholder-type="text">&lt;o.ten_tieng_viet&gt;</text:placeholder></text:span></text:p>
      <text:p text:style-name="P5"/>
      <text:p text:style-name="P5">­ Tên bằng tiếng Anh: <text:span text:style-name="T2"><text:placeholder text:placeholder-type="text">&lt;o.ten_tieng_anh&gt;</text:placeholder></text:span></text:p>
      <text:p text:style-name="P5"/>
      <text:p text:style-name="P5">Doanh nghiệp có tư cách pháp nhân, có con dấu riêng và phải mở tài khỏan tại ngân hàng theo quy </text:p>
      <text:p text:style-name="P5">định của pháp luật Việt Nam. </text:p>
      <text:p text:style-name="P5"/>
      <text:p text:style-name="P5">2. Loại hình doanh nghiệp: <text:span text:style-name="T2"><text:placeholder text:placeholder-type="text">&lt;o.loai_hinh_doanh_nghiep.name&gt;</text:placeholder></text:span><text:line-break/></text:p>
      <text:p text:style-name="P5">4. Ngành, nghề kinh doanh: </text:p>
      <text:p text:style-name="P5"/>
      <text:p text:style-name="P15"><text:tab/><text:span text:style-name="T4">STT<text:tab/>Mã ngành<text:tab/>Tên ngành</text:span></text:p>
      <text:p text:style-name="P4"><text:placeholder text:placeholder-type="text">&lt;for each="sequence,line in enumerate(get_nganh_nghe(o.id))"&gt;</text:placeholder></text:p>
      <text:p text:style-name="P15"><text:tab/><text:span text:style-name="T2"><text:placeholder text:placeholder-type="text">&lt;sequence + 1&gt;</text:placeholder></text:span><text:span text:style-name="T2"><text:tab/></text:span><text:span text:style-name="T2"><text:placeholder text:placeholder-type="text">&lt;line.ma_nganh&gt;</text:placeholder></text:span><text:span text:style-name="T2"><text:tab/></text:span><text:span text:style-name="T2"><text:placeholder text:placeholder-type="text">&lt;line.name&gt;</text:placeholder></text:span></text:p>
      <text:p text:style-name="P5"><text:span text:style-name="T6"><text:placeholder text:placeholder-type="text">&lt;/for&gt;</text:placeholder></text:span> </text:p>
      <text:p text:style-name="P5">5. Vốn điều lệ: </text:p>
      <text:p text:style-name="P5"><text:span text:style-name="T6"><text:placeholder text:placeholder-type="text">&lt;if test="o.von_dieu_le_vn &gt; 0"&gt;</text:placeholder></text:span></text:p>
      <text:p text:style-name="P5"><text:span text:style-name="T2"><text:placeholder text:placeholder-type="text">&lt;o.von_dieu_le_vn&gt;</text:placeholder></text:span> (<text:span text:style-name="T2"><text:placeholder text:placeholder-type="text">&lt;o.von_dieu_le_vn_chu&gt;</text:placeholder></text:span>) đồng Việt Nam </text:p>
      <text:p text:style-name="P5"><text:soft-page-break/><text:span text:style-name="T6"><text:placeholder text:placeholder-type="text">&lt;/if&gt;</text:placeholder></text:span></text:p>
      <text:p text:style-name="P5"><text:span text:style-name="T6"><text:placeholder text:placeholder-type="text">&lt;if test="o.von_dieu_le_us &gt; 0"&gt;</text:placeholder></text:span></text:p>
      <text:p text:style-name="P5"><text:span text:style-name="T2"><text:placeholder text:placeholder-type="text">&lt;o.von_dieu_le_us&gt;</text:placeholder></text:span> (<text:span text:style-name="T2"><text:placeholder text:placeholder-type="text">&lt;o.von_dieu_le_us_chu&gt;</text:placeholder></text:span>) đô la Mỹ</text:p>
      <text:p text:style-name="P5"><text:span text:style-name="T6"><text:placeholder text:placeholder-type="text">&lt;/if&gt;</text:placeholder></text:span></text:p>
      <text:p text:style-name="P5"><text:span text:style-name="T6"/></text:p>
      <text:p text:style-name="P6">Điều 2: Nội dung dự án đầu tư: </text:p>
      <text:p text:style-name="P6"/>
      <text:p text:style-name="P5">1. Tên dự án đầu tư: <text:span text:style-name="T2"><text:placeholder text:placeholder-type="text">&lt;o.ten_du_an&gt;</text:placeholder></text:span></text:p>
      <text:p text:style-name="P5"/>
      <text:p text:style-name="P5">2. Mục tiêu và quy mô của dự án: </text:p>
      <text:p text:style-name="P5">­ Mục tiêu: <text:span text:style-name="T2"><text:placeholder text:placeholder-type="text">&lt;o.muc_tieu_du_an&gt;</text:placeholder></text:span></text:p>
      <text:p text:style-name="P5">­ Quy mô: <text:span text:style-name="T2"><text:placeholder text:placeholder-type="text">&lt;o.quy_mo_du_an&gt;</text:placeholder></text:span> </text:p>
      <text:p text:style-name="P5"/>
      <text:p text:style-name="P5">3. Địa điểm thực hiện dự án: <text:span text:style-name="T2"><text:placeholder text:placeholder-type="text">&lt;o.dia_chi_du_an&gt;</text:placeholder></text:span>. Diện tích đất sử dụng: <text:span text:style-name="T2"><text:placeholder text:placeholder-type="text">&lt;o.dien_tich_dat_su_dung&gt;</text:placeholder></text:span> m2 <text:line-break/></text:p>
      <text:p text:style-name="P5">4. Tổng vốn đầu tư:<text:line-break/><text:span text:style-name="T6"><text:placeholder text:placeholder-type="text">&lt;if test="o.von_dau_tu_vn &gt; 0"&gt;</text:placeholder></text:span><text:line-break/><text:span text:style-name="T2"><text:placeholder text:placeholder-type="text">&lt;o.von_dau_tu_vn&gt;</text:placeholder></text:span><text:span text:style-name="T2"> đ. </text:span>Trong đó vốn góp để hiện thực dự án là: <text:span text:style-name="T2"><text:placeholder text:placeholder-type="text">&lt;o.von_thuc_hien_vn&gt;</text:placeholder></text:span><text:span text:style-name="T2"> đ</text:span><text:line-break/><text:span text:style-name="T6"><text:placeholder text:placeholder-type="text">&lt;/if&gt;</text:placeholder></text:span><text:span text:style-name="T6"><text:line-break/></text:span><text:span text:style-name="T6"><text:placeholder text:placeholder-type="text">&lt;if test="o.von_dau_tu_us &gt; 0"&gt;</text:placeholder></text:span><text:span text:style-name="T6"><text:line-break/></text:span><text:span text:style-name="T7"><text:placeholder text:placeholder-type="text">&lt;o.von_dau_tu_us&gt;</text:placeholder></text:span><text:span text:style-name="T7"> USD. </text:span><text:span text:style-name="T6">Trong đó vốn góp để hiện thực dự án là: </text:span><text:span text:style-name="T7"><text:placeholder text:placeholder-type="text">&lt;o.von_thuc_hien_us&gt;</text:placeholder></text:span><text:span text:style-name="T7"> USD</text:span><text:span text:style-name="T6"><text:line-break/></text:span><text:span text:style-name="T6"><text:placeholder text:placeholder-type="text">&lt;/if&gt;</text:placeholder></text:span></text:p>
      <text:p text:style-name="P5">Tiến độ góp vốn: <text:span text:style-name="T2"><text:placeholder text:placeholder-type="text">&lt;o.tien_do&gt;</text:placeholder></text:span><text:line-break/></text:p>
      <text:p text:style-name="P5">5. Thời hạn hoạt động của dự án là <text:span text:style-name="T2"><text:placeholder text:placeholder-type="text">&lt;o.thoi_han_hoat_dong&gt;</text:placeholder></text:span> năm, kể từ ngày được cấp Giấy chứng nhận đầu tư.; <text:line-break/></text:p>
      <text:p text:style-name="P5">Thời hạn thuê nhà xưởng để thực hiện dự án <text:span text:style-name="T2"><text:placeholder text:placeholder-type="text">&lt;o.thoi_han_thue_nha_xuong&gt;</text:placeholder></text:span> năm, kể từ ngày được cấp Giấy chứng nhận đầu tư. <text:line-break/></text:p>
      <text:p text:style-name="P5">6. Tiến độ thực hiện dự án: <text:span text:style-name="T2"><text:placeholder text:placeholder-type="text">&lt;o.tien_do_thuc_hien&gt;</text:placeholder></text:span><text:line-break/></text:p>
      <text:p text:style-name="P5">7. thực hiện các duy định đối với dự án như sau: <text:line-break/></text:p>
      <text:p text:style-name="P17"><text:placeholder text:placeholder-type="text">&lt;for each="sequence,line in enumerate(get_nghia_vu(o.id))"&gt;</text:placeholder></text:p>
      <text:p text:style-name="P2"><text:placeholder text:placeholder-type="text">&lt;line.name&gt;</text:placeholder></text:p>
      <text:p text:style-name="P16"><text:placeholder text:placeholder-type="text">&lt;/for&gt;</text:placeholder></text:p>
      <text:p text:style-name="P5"/>
      <text:p text:style-name="P6">Điều 3: </text:p>
      <text:p text:style-name="P6"/>
      <text:p text:style-name="P10"><text:placeholder text:placeholder-type="text">&lt;o.dieu3&gt;</text:placeholder></text:p>
      <text:p text:style-name="P5"/>
      <text:p text:style-name="P5"/>
      <text:p text:style-name="P5"><text:tab/><text:tab/><text:tab/><text:tab/><text:tab/><text:tab/><text:tab/><text:tab/><text:tab/></text:p>
      <text:p text:style-name="P5"><text:tab/><text:tab/><text:tab/><text:tab/><text:tab/><text:tab/><text:tab/><text:tab/><text:tab/><text:tab/><text:span text:style-name="T1">CHỦ TỊCH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Lucida Grande" svg:font-family="'Lucida Grande', Helvetica, Verdana, 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6-07T20:13:41</meta:creation-date>
    <dc:date>2014-10-02T15:01:13</dc:date>
    <dc:creator>phung11764 </dc:creator>
    <meta:editing-duration>PT6H15M59S</meta:editing-duration>
    <meta:editing-cycles>101</meta:editing-cycles>
    <meta:generator>LibreOffice/3.5$Linux_X86_64 LibreOffice_project/350m1$Build-2</meta:generator>
    <meta:document-statistic meta:table-count="0" meta:image-count="0" meta:object-count="0" meta:page-count="2" meta:paragraph-count="54" meta:word-count="345" meta:character-count="2215" meta:non-whitespace-character-count="1862"/>
  </office:meta>
</office:document-meta>
</file>